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paragraph-properties fo:margin-top="0in" fo:margin-bottom="0in" style:contextual-spacing="false" fo:text-align="justify" style:justify-single-word="false"/>
      <style:text-properties style:font-name="Georgia" officeooo:rsid="020dc622" officeooo:paragraph-rsid="020dc622"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20dc622" officeooo:paragraph-rsid="021cb3b5" style:font-name-complex="Georgia"/>
    </style:style>
    <style:style style:name="P65" style:family="paragraph" style:parent-style-name="Standard">
      <style:paragraph-properties fo:margin-top="0in" fo:margin-bottom="0in" style:contextual-spacing="false" fo:text-align="justify" style:justify-single-word="false"/>
      <style:text-properties style:font-name="Georgia" officeooo:rsid="021cb3b5" officeooo:paragraph-rsid="021cb3b5" style:font-name-complex="Georgia"/>
    </style:style>
    <style:style style:name="P66" style:family="paragraph" style:parent-style-name="Standard">
      <style:paragraph-properties fo:margin-top="0in" fo:margin-bottom="0in" style:contextual-spacing="false" fo:text-align="justify" style:justify-single-word="false"/>
      <style:text-properties style:font-name="Georgia" officeooo:rsid="021e4efc" officeooo:paragraph-rsid="021e4efc" style:font-name-complex="Georgia"/>
    </style:style>
    <style:style style:name="P67"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8" style:family="paragraph" style:parent-style-name="Standard">
      <style:paragraph-properties fo:margin-top="0in" fo:margin-bottom="0in" style:contextual-spacing="false" fo:text-align="justify" style:justify-single-word="false"/>
      <style:text-properties style:font-name="Georgia" officeooo:rsid="021e4efc" officeooo:paragraph-rsid="021e4efc"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style:style style:name="T469" style:family="text">
      <style:text-properties officeooo:rsid="0201298c"/>
    </style:style>
    <style:style style:name="T470" style:family="text">
      <style:text-properties officeooo:rsid="0202aab7"/>
    </style:style>
    <style:style style:name="T471" style:family="text">
      <style:text-properties officeooo:rsid="02031275"/>
    </style:style>
    <style:style style:name="T472" style:family="text">
      <style:text-properties officeooo:rsid="020405d3"/>
    </style:style>
    <style:style style:name="T473" style:family="text">
      <style:text-properties officeooo:rsid="0204d382"/>
    </style:style>
    <style:style style:name="T474" style:family="text">
      <style:text-properties officeooo:rsid="0205afa3"/>
    </style:style>
    <style:style style:name="T475" style:family="text">
      <style:text-properties officeooo:rsid="0206f58a"/>
    </style:style>
    <style:style style:name="T476" style:family="text">
      <style:text-properties officeooo:rsid="0207a483"/>
    </style:style>
    <style:style style:name="T477" style:family="text">
      <style:text-properties officeooo:rsid="020812e6"/>
    </style:style>
    <style:style style:name="T478" style:family="text">
      <style:text-properties officeooo:rsid="0208f16e"/>
    </style:style>
    <style:style style:name="T479" style:family="text">
      <style:text-properties officeooo:rsid="020ae46b"/>
    </style:style>
    <style:style style:name="T480" style:family="text">
      <style:text-properties officeooo:rsid="020ca7d0"/>
    </style:style>
    <style:style style:name="T481" style:family="text">
      <style:text-properties officeooo:rsid="020d0b66"/>
    </style:style>
    <style:style style:name="T482" style:family="text">
      <style:text-properties officeooo:rsid="020e4e8d"/>
    </style:style>
    <style:style style:name="T483" style:family="text">
      <style:text-properties officeooo:rsid="020e962c"/>
    </style:style>
    <style:style style:name="T484" style:family="text">
      <style:text-properties officeooo:rsid="020e9c1e"/>
    </style:style>
    <style:style style:name="T485" style:family="text">
      <style:text-properties officeooo:rsid="02107af1"/>
    </style:style>
    <style:style style:name="T486" style:family="text">
      <style:text-properties officeooo:rsid="02107ce8"/>
    </style:style>
    <style:style style:name="T487" style:family="text">
      <style:text-properties officeooo:rsid="02111012"/>
    </style:style>
    <style:style style:name="T488" style:family="text">
      <style:text-properties officeooo:rsid="0211e793"/>
    </style:style>
    <style:style style:name="T489" style:family="text">
      <style:text-properties officeooo:rsid="021386cb"/>
    </style:style>
    <style:style style:name="T490" style:family="text">
      <style:text-properties officeooo:rsid="0214cd99"/>
    </style:style>
    <style:style style:name="T491" style:family="text">
      <style:text-properties officeooo:rsid="02155d5e"/>
    </style:style>
    <style:style style:name="T492" style:family="text">
      <style:text-properties officeooo:rsid="0216ca56"/>
    </style:style>
    <style:style style:name="T493" style:family="text">
      <style:text-properties officeooo:rsid="02188500"/>
    </style:style>
    <style:style style:name="T494" style:family="text">
      <style:text-properties officeooo:rsid="0218fbee"/>
    </style:style>
    <style:style style:name="T495" style:family="text">
      <style:text-properties officeooo:rsid="0219bf7e"/>
    </style:style>
    <style:style style:name="T496" style:family="text">
      <style:text-properties officeooo:rsid="021b3844"/>
    </style:style>
    <style:style style:name="T497" style:family="text">
      <style:text-properties officeooo:rsid="021cb3b5"/>
    </style:style>
    <style:style style:name="T498" style:family="text">
      <style:text-properties officeooo:rsid="021decaf"/>
    </style:style>
    <style:style style:name="T499" style:family="text">
      <style:text-properties officeooo:rsid="021e69f8"/>
    </style:style>
    <style:style style:name="T500" style:family="text">
      <style:text-properties officeooo:rsid="021edf6a"/>
    </style:style>
    <style:style style:name="T501" style:family="text">
      <style:text-properties officeooo:rsid="02201842"/>
    </style:style>
    <style:style style:name="T502" style:family="text">
      <style:text-properties officeooo:rsid="0222183a"/>
    </style:style>
    <style:style style:name="T503" style:family="text">
      <style:text-properties officeooo:rsid="0223a1a6"/>
    </style:style>
    <style:style style:name="T504" style:family="text">
      <style:text-properties officeooo:rsid="0224470b"/>
    </style:style>
    <style:style style:name="T505" style:family="text">
      <style:text-properties officeooo:rsid="022562c9"/>
    </style:style>
    <style:style style:name="T506" style:family="text">
      <style:text-properties officeooo:rsid="022657c0"/>
    </style:style>
    <style:style style:name="T507" style:family="text">
      <style:text-properties officeooo:rsid="0228458e"/>
    </style:style>
    <style:style style:name="T508" style:family="text">
      <style:text-properties officeooo:rsid="02290909"/>
    </style:style>
    <style:style style:name="T509" style:family="text">
      <style:text-properties officeooo:rsid="022a85ba"/>
    </style:style>
    <style:style style:name="T510" style:family="text">
      <style:text-properties officeooo:rsid="022c0fb7"/>
    </style:style>
    <style:style style:name="T511" style:family="text">
      <style:text-properties officeooo:rsid="022d4007"/>
    </style:style>
    <style:style style:name="T512" style:family="text">
      <style:text-properties officeooo:rsid="022d5de0"/>
    </style:style>
    <style:style style:name="T513" style:family="text">
      <style:text-properties officeooo:rsid="022e47d3"/>
    </style:style>
    <style:style style:name="T514" style:family="text">
      <style:text-properties officeooo:rsid="022f41b2"/>
    </style:style>
    <style:style style:name="T515" style:family="text">
      <style:text-properties officeooo:rsid="0230794a"/>
    </style:style>
    <style:style style:name="T516" style:family="text">
      <style:text-properties officeooo:rsid="02312a97"/>
    </style:style>
    <style:style style:name="T517" style:family="text">
      <style:text-properties officeooo:rsid="023254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text:span><text:span text:style-name="T469">C</text:span><text:span text:style-name="T468">hief goes back? Honestly? You have to wait around nine months for him to show up? That’s ridiculous.”</text:span></text:p>
      <text:p text:style-name="P62"><text:s text:c="5"/><text:span text:style-name="T468">Russ nodded. “Maybe, but it’s all we’ve got.”</text:span></text:p>
      <text:p text:style-name="P62"><text:s text:c="5"/><text:span text:style-name="T469">Russ stepped to the center of the room. “I’ll be back.” He opened a vortex and stepped into time.</text:span></text:p>
      <text:p text:style-name="P62"><text:s text:c="5"/><text:span text:style-name="T469">Stepping out of the vortex, Russ saw Chicago of 2012. </text:span><text:span text:style-name="T470">Nothing crazy was happening thankfully. He decided he needed to get work and fast. He couldn’t sleep on the street during winter that much was certain.</text:span></text:p>
      <text:p text:style-name="P62"><text:s text:c="5"/><text:span text:style-name="T471">Russ wondered where Chief would arrive in nine months. He had the time to try and guess </text:span><text:span text:style-name="T472">that was for sure.</text:span></text:p>
      <text:p text:style-name="P62"><text:s text:c="5"/><text:span text:style-name="T473">Nine months would come and go quickly. Russ wanted to hit the ground running as it were.</text:span></text:p>
      <text:p text:style-name="P62"><text:s text:c="5"/><text:span text:style-name="T474">Finding a mission, Russ had a place to stay for the night. He would find work in the morning.</text:span></text:p>
      <text:p text:style-name="P62"><text:s text:c="5"/>“<text:span text:style-name="T474">And who might you be?” A man asked Russ as he walked in.</text:span></text:p>
      <text:p text:style-name="P62"><text:s text:c="5"/><text:span text:style-name="T474">Russ looked at the man “Russ.” He said.</text:span></text:p>
      <text:p text:style-name="P62"><text:s text:c="5"/>“<text:span text:style-name="T474">No last name?”</text:span></text:p>
      <text:p text:style-name="P62"><text:s text:c="5"/><text:span text:style-name="T474">Russ shook his head. “Just Russ.”</text:span></text:p>
      <text:p text:style-name="P62"><text:s text:c="5"/>“<text:span text:style-name="T474">Suit yourself.” The man said. “You get three square meals a day here, the line starts at six pm. First come first serve.” He paused. “You sure you need this place? You’re dressed rather...warm.”</text:span></text:p>
      <text:p text:style-name="P62"><text:s text:c="5"/><text:span text:style-name="T474">Russ nodded. “Yeah, just for the night. Tomorrow I’ll be gone.”</text:span></text:p>
      <text:p text:style-name="P62"><text:s text:c="5"/>“<text:span text:style-name="T475">Suit yourself.” The man said. “Here’s a towel, don’t lose it. You lose it you buy it.”</text:span></text:p>
      <text:p text:style-name="P62"><text:s text:c="5"/>“<text:span text:style-name="T475">Understood.” Russ agreed.</text:span></text:p>
      <text:p text:style-name="P62"><text:s text:c="5"/><text:span text:style-name="T476">He walked down a main hallway towards a set of doors which led to several other doors. Russ opened </text:span><text:soft-page-break/><text:span text:style-name="T476">a door and decided that’s where he would spend his first night in the past.</text:span></text:p>
      <text:p text:style-name="P62"><text:s text:c="5"/><text:span text:style-name="T476">Inside the small room was a sink, a cot, and a toilet. Not much wiggle room, but if you’re asking for a handout you better accept the handout. Russ wondered why he didn’t bring along some money. Something to get him by for a while, that would have been the smart thing. He guessed he was just too quick on the draw tracking down Chief that he wasn’t thinking.</text:span></text:p>
      <text:p text:style-name="P62"><text:s text:c="5"/><text:span text:style-name="T476">Great, Russ thought, there’s two of us not thinking today clearly. He wondered what motivated Chief to leave. What would make a man who made time travel his business just up and leave one night? It didn’t make sense to Russ.</text:span></text:p>
      <text:p text:style-name="P62"><text:s text:c="5"/><text:span text:style-name="T477">Sitting down on the cot, Russ decided to get comfy for the night. He took off his jacket and laid it at the foot of the cot.</text:span></text:p>
      <text:p text:style-name="P62"><text:s text:c="5"/><text:span text:style-name="T477">His shoes were the next to go. Time traveling tended to mess with Russ’s feet. </text:span><text:span text:style-name="T478">He wasn’t sure why, just that his feet tend to hurt when he time traveled. </text:span><text:span text:style-name="T479">Oh well, he thought, he could get some new shoes in a few days if he really needed them.</text:span></text:p>
      <text:p text:style-name="P62"><text:s text:c="5"/><text:span text:style-name="T479">Laying down on the cot, Russ closed his eyes. It was close to his bedtime. Sleep would do him some good.</text:span></text:p>
      <text:p text:style-name="P62"><text:s text:c="5"/><text:span text:style-name="T480">Russ would dream nightmares that night. Nightmares of time travels past where things just didn’t work out for him. He would dream about Chief and Alice, wondering what would happen to their future. Russ would simply dream.</text:span></text:p>
      <text:p text:style-name="P62"><text:s text:c="5"/><text:span text:style-name="T481">One dream in particular that would freak Russ out was the fact that he died along with Chief in a terrible fire at the complex. He could see his own funeral as if he were a guest visiting it.</text:span></text:p>
      <text:p text:style-name="P62"><text:soft-page-break/><text:s text:c="5"/><text:span text:style-name="T481">Russ shook in his sleep. His sleep pattern was off. Stress emerged from its little bubble inside his brain and wouldn’t let go. Russ tossed and turned that night waking up every hour on the hour. Only to go back to sleep and return to the previous nightmare he had originally woken from.</text:span></text:p>
      <text:p text:style-name="P62"><text:s text:c="5"/><text:span text:style-name="T481">It was pure hell.</text:span></text:p>
      <text:p text:style-name="P62"><text:s text:c="5"/><text:span text:style-name="T481">Russ hated it.</text:span></text:p>
      <text:p text:style-name="P62"/>
      <text:p text:style-name="P63">Chapter Twenty</text:p>
      <text:p text:style-name="P63"/>
      <text:p text:style-name="P63"><text:s text:c="5"/><text:span text:style-name="T482">Russ woke up the next morning in a cold sweat. He looked around. It took a moment for him to remember where and when he was.</text:span></text:p>
      <text:p text:style-name="P63"><text:s text:c="5"/><text:span text:style-name="T483">Getting up, he went to breakfast. They were serving eggs, bacon, and hash browns. Russ enjoyed the meal. He even got to know a few other people that were sitting at the same table as he was. Russ wouldn’t be around for long but it didn’t mean he couldn’t use his manners and try to get to know people. </text:span><text:span text:style-name="T484">This was a unique experience for him.</text:span></text:p>
      <text:p text:style-name="P63"><text:s text:c="5"/><text:span text:style-name="T485">Then Crazy Bob came up to him.</text:span></text:p>
      <text:p text:style-name="P63"><text:s text:c="5"/>“<text:span text:style-name="T485">Hey you’re new here.” Bob said.</text:span></text:p>
      <text:p text:style-name="P63"><text:s text:c="5"/><text:span text:style-name="T485">Russ nodded. “Yeah came in last night.”</text:span></text:p>
      <text:p text:style-name="P63"><text:s text:c="5"/><text:span text:style-name="T485">Bob ran his fingers through Russ’s hair. “Nice hair man. I dig it.”</text:span></text:p>
      <text:p text:style-name="P63"><text:s text:c="5"/>“<text:span text:style-name="T485">Uh, thanks?”</text:span></text:p>
      <text:p text:style-name="P63"><text:s text:c="5"/><text:span text:style-name="T485">Bob sat down next to Russ. “Listen man, you can get a free meal but not everything is free. You have to listen to their propaganda about finding a better place.” He sighed. “If it were really that simple.”</text:span></text:p>
      <text:p text:style-name="P63"><text:s text:c="5"/><text:span text:style-name="T486">Russ nodded. “I know right?” In fact he didn’t know. He was about to experience that today. Trying to find a place and seeing what was out there.</text:span></text:p>
      <text:p text:style-name="P63"><text:s text:c="5"/><text:span text:style-name="T486">Bob eyed Russ. “What brings you here man?”</text:span></text:p>
      <text:p text:style-name="P63"><text:soft-page-break/><text:s text:c="5"/><text:span text:style-name="T486">Russ needed to figure out a cover story and quick. “I just moved here.” He said. “Nothing out of the ordinary really. Just down on my luck.”</text:span></text:p>
      <text:p text:style-name="P63"><text:s text:c="5"/>“<text:span text:style-name="T487">Aren’t we all.” Bob placed his hands on the table. “Listen man I’d love to chat but I’ve got things to do.” Standing up he left.</text:span></text:p>
      <text:p text:style-name="P63"><text:s text:c="5"/>“<text:span text:style-name="T487">I see you’ve met Crazy Bob.” A woman said. She was clearing dishes from the table.</text:span></text:p>
      <text:p text:style-name="P63"><text:s text:c="5"/><text:span text:style-name="T487">Russ nodded. “Yeah, I guess.”</text:span></text:p>
      <text:p text:style-name="P63"><text:s text:c="5"/>“<text:span text:style-name="T487">Name’s Sherry.” The woman said. “You’re new here.”</text:span></text:p>
      <text:p text:style-name="P63"><text:s text:c="5"/>“<text:span text:style-name="T487">Russ.” Russ responded. “Yeah I am, came in last night.”</text:span></text:p>
      <text:p text:style-name="P63"><text:s text:c="5"/>“<text:span text:style-name="T487">Right on.” Sherry replied. “Well if you need any directions let me know, I have pretty much the entire city laid out in my head.”</text:span></text:p>
      <text:p text:style-name="P63"><text:s text:c="5"/>“<text:span text:style-name="T487">Thank you.” Russ said.</text:span></text:p>
      <text:p text:style-name="P63"><text:s text:c="5"/><text:span text:style-name="T488">Sherry blushed. “No problem.” She continued cleaning up the dishes.</text:span></text:p>
      <text:p text:style-name="P63"><text:s text:c="5"/><text:span text:style-name="T488">Russ wondered if he needed someone to help him through this ordeal. Nine months was a long time to wait for someone to appear out of thin air. Some company would actually be nice.</text:span></text:p>
      <text:p text:style-name="P63"><text:s text:c="5"/><text:span text:style-name="T489">Walking up to Sherry, Russ asked her the only thing on his mind. “Hey Sherry, do you know of any place that’s hiring?”</text:span></text:p>
      <text:p text:style-name="P63"><text:s text:c="5"/><text:span text:style-name="T489">Sherry looked around. “Well this place could always use help but we don’t pay you. We’ll give you a place to sleep though.”</text:span></text:p>
      <text:p text:style-name="P63"><text:s text:c="5"/><text:span text:style-name="T489">Russ nodded. It was worth a shot. “Alright.” Russ said. “I’ll do it. Just tell me where to start.”</text:span></text:p>
      <text:p text:style-name="P63"><text:s text:c="5"/><text:span text:style-name="T489">Sherry smiled. “Here, start with these.” She handed Russ the tub of dishes she was carrying.</text:span></text:p>
      <text:p text:style-name="P63"><text:s text:c="5"/><text:span text:style-name="T489">Russ took the tub into the back and started washing dishes.</text:span></text:p>
      <text:p text:style-name="P63"><text:soft-page-break/><text:s text:c="5"/><text:span text:style-name="T490">An hour later, Russ was done with the morning dishes. He smiled at his work. It was something to be proud of contributing to the community like he was. He was pleased with himself.</text:span></text:p>
      <text:p text:style-name="P63"><text:s text:c="5"/>“<text:span text:style-name="T490">Hey cowboy.” Sherry said. “How about we take a walk.”</text:span></text:p>
      <text:p text:style-name="P63"><text:s text:c="5"/>“<text:span text:style-name="T490">Alright.” Russ said. “I’m not a cowboy though.”</text:span></text:p>
      <text:p text:style-name="P63"><text:s text:c="5"/>“<text:span text:style-name="T490">Could have fooled me.” Sherry laughed. “</text:span><text:span text:style-name="T491">I’m just teasin’ you.” She said. “Come on.”</text:span></text:p>
      <text:p text:style-name="P63"><text:s text:c="5"/><text:span text:style-name="T491">Taking off her apron Sherry led the way out the door onto the street.</text:span></text:p>
      <text:p text:style-name="P63"><text:s text:c="5"/><text:span text:style-name="T491">They laughed and talked about life, how different things were when they were kids. Stuff like that. </text:span><text:span text:style-name="T492">Russ felt life as a kid was much easier than it was as an adult. First off he didn’t have much to worry about as a kid. Responsibility was taken care of by his parents. Like most kids, Russ played until it got dark and his mom would ring the dinner bell. </text:span><text:span text:style-name="T493">When the street lights came on, you knew you were out too late.</text:span></text:p>
      <text:p text:style-name="P63"><text:s text:c="5"/><text:span text:style-name="T493">Sherry had similar experiences. The two had much in common.</text:span></text:p>
      <text:p text:style-name="P63"><text:s text:c="5"/><text:span text:style-name="T494">Russ couldn’t tell Sherry the truth about him, that he was a time traveler. No, that part had to be kept secret. As far as secrets go, Russ could keep up with the best of them.</text:span></text:p>
      <text:p text:style-name="P63"><text:s text:c="5"/><text:span text:style-name="T495">A few years ago, Russ had developed a microchip that would prevent someone from telling the truth about where they came from, the time travel program, and the future. It was still in its experimental stages. Only a handful of time travelers were using it. Russ was not one of them as he could keep the secret without the aid of some computer chip.</text:span></text:p>
      <text:p text:style-name="P63"><text:s text:c="5"/><text:span text:style-name="T495">Sherry asked Russ about his family. More lies spewed forth from Russ’s mouth about a family that </text:span><text:soft-page-break/><text:span text:style-name="T495">didn’t exist. But for the purposes of this exercise, the family existed and was real. Sherry seemed to be satisfied with the answers coming from Russ’s mouth.</text:span></text:p>
      <text:p text:style-name="P63"><text:s text:c="5"/><text:span text:style-name="T496">For the first time since he got there, Russ felt at peace. He had a job of sorts, a place to sleep. Food to fill this stomach and he was helping others. Perhaps the next nine months wouldn’t turn out too bad.</text:span></text:p>
      <text:p text:style-name="P63"><text:s text:c="5"/>“<text:span text:style-name="T496">So, what makes you tick?” Sherry asked.</text:span></text:p>
      <text:p text:style-name="P63"><text:s text:c="5"/>“<text:span text:style-name="T496">What?” Russ said.</text:span></text:p>
      <text:p text:style-name="P63"><text:s text:c="5"/>“<text:span text:style-name="T496">Like what makes you get out of bed in the morning and says I’m going to do this day?” Sherry clarified.</text:span></text:p>
      <text:p text:style-name="P63"><text:s text:c="5"/><text:span text:style-name="T496">Russ shook his head. “I don’t think there’s one thing.” He said. “It’s just life that makes me want to get up and get going in the morning.” Russ smiled. “I suppose if there was one thing that would get me going, it would be knowing I have friends out there who care about me.”</text:span></text:p>
      <text:p text:style-name="P63"><text:s text:c="5"/><text:span text:style-name="T496">Sherry nodded. “I understand that.”</text:span></text:p>
      <text:p text:style-name="P63"><text:s text:c="5"/>“<text:span text:style-name="T497">I’m looking for a lost friend right now.” Russ said. “I fear it will take a long time to actually find him.”</text:span></text:p>
      <text:p text:style-name="P63"><text:s text:c="5"/><text:span text:style-name="T497">Sherry looked concerned. “Do we need to contact the police?”</text:span></text:p>
      <text:p text:style-name="P64"><text:s text:c="5"/><text:span text:style-name="T497">Russ shook his head. “No, they don’t need to get involved. He’s not missing exactly. He just doesn’t know where he is, or rather I don’t know where he is. I just know he’s in Chicago somewhere. It could take a while to find him.”</text:span></text:p>
      <text:p text:style-name="P65"><text:s text:c="5"/>“I see.” Sherry replied. “Well, I know the city like the back of my hand. I can help you out.” </text:p>
      <text:p text:style-name="P64"><text:s text:c="5"/>“<text:span text:style-name="T497">Thank you.” Russ said. </text:span><text:span text:style-name="T498">Great he thought, how do I keep Sherry busy with this for nine months? That’s a long time to ask for someone’s help. Maybe she’ll grow tired of it and give up. Who knows.</text:span></text:p>
      <text:p text:style-name="P64"><text:soft-page-break/><text:s text:c="5"/>“<text:span text:style-name="T498">What if it takes say ten months to find him?” Russ asked.</text:span></text:p>
      <text:p text:style-name="P64"><text:s text:c="5"/><text:span text:style-name="T498">Sherry laughed. “I’ll help you no matter how long it takes to find him. We’ll go to missing persons and see if they can help any.”</text:span></text:p>
      <text:p text:style-name="P64"><text:s text:c="5"/>“<text:span text:style-name="T498">Alright.” Russ said.</text:span></text:p>
      <text:p text:style-name="P64"/>
      <text:p text:style-name="P66">Chapter Twenty-One</text:p>
      <text:p text:style-name="P66"/>
      <text:p text:style-name="P66"><text:s text:c="5"/>Missing persons didn’t have a trace on Chief naturally. Russ felt bad they were wasting their time when he knew good and well when Chief would appear. He just didn’t know exactly where Chief would appear.</text:p>
      <text:p text:style-name="P66"><text:s text:c="5"/>Russ thought about telling Sherry the truth but decided against it. He wasn’t sure how she would take the information. <text:span text:style-name="T499">Not everyone could understand or grasp the truth about time travel. Especially in a time when it seemed like science fiction.</text:span></text:p>
      <text:p text:style-name="P66"><text:s text:c="5"/><text:span text:style-name="T499">Sherry felt bad they didn’t have any leads on Russ’s friend. They even provided a picture of Chief from Russ’s possessions.</text:span></text:p>
      <text:p text:style-name="P66"><text:s text:c="5"/>“<text:span text:style-name="T500">Well now we wait.” Sherry said. “Hopefully someone will see him.”</text:span></text:p>
      <text:p text:style-name="P66"><text:s text:c="5"/><text:span text:style-name="T500">Russ nodded. “Maybe.” He said.</text:span></text:p>
      <text:p text:style-name="P66"><text:s text:c="5"/>“<text:span text:style-name="T501">You have to have faith.” Sherry said. “You never know what the future may hold.”</text:span></text:p>
      <text:p text:style-name="P66"><text:s text:c="5"/><text:span text:style-name="T501">Russ chuckled at the thought. He knew exactly what the future would hold for him. That future led him to this point in time. Maybe not meeting Sherry exactly was in his future’s plans, but he made that choice to stick around.</text:span></text:p>
      <text:p text:style-name="P66"><text:s text:c="5"/><text:span text:style-name="T502">As the weeks passed, Russ and Sherry continued to check in with missing persons looking for Chief. Each and every time they were told that no one </text:span><text:soft-page-break/><text:span text:style-name="T502">matching that description had shown up. Sherry felt defeated. Russ felt hopeful, the timeline hadn’t changed yet. That was good news. Chief didn’t show up earlier than expected.</text:span></text:p>
      <text:p text:style-name="P66"><text:s text:c="5"/><text:span text:style-name="T502">As the months passed, Russ and Sherry became close. As close as two humans can get. Russ didn’t expect that to happen, but when you spend enough time with someone you get to know them. You become aware of who they are and how they think. Russ was picking up on Shelly’s cues as well. She wanted something more than friendship from him, and he was willing to give that.</text:span></text:p>
      <text:p text:style-name="P66"><text:s text:c="5"/><text:span text:style-name="T503">One night at the shelter, Russ was cuddling with Shelly. She was fast asleep, he was wide awake. Russ was thinking about the future, the past, the present. Everything that made or didn’t make any sense. </text:span><text:span text:style-name="T504">He hated nights like this. He wish he could be asleep but time had a different thought process for him.</text:span></text:p>
      <text:p text:style-name="P66"><text:s text:c="5"/><text:span text:style-name="T504">It was a chilly September evening. Russ knew Chief would be appearing soon. He didn’t have the exact day but he had the month and that would have to be good enough.</text:span></text:p>
      <text:p text:style-name="P66"><text:s text:c="5"/><text:span text:style-name="T504">Closing his eyes, Russ tried to get some shuteye.</text:span></text:p>
      <text:p text:style-name="P66"><text:s text:c="5"/><text:span text:style-name="T504">The next morning Shelly and Russ did their usual routine. Feed people. Some were thankful others were just expecting a handout. Either way people were fed.</text:span></text:p>
      <text:p text:style-name="P66"><text:s text:c="5"/><text:span text:style-name="T504">Russ looked at the time, if he finished dishes in an hour he could go out and search for Chief. Shelly agreed that this was a good idea.</text:span></text:p>
      <text:p text:style-name="P66"><text:s text:c="5"/><text:span text:style-name="T504">The hour passed slowly. Dishes had piled up and Russ was working as quickly as he could to clean them.</text:span></text:p>
      <text:p text:style-name="P66"><text:s text:c="5"/><text:span text:style-name="T505">When he was finally done, Shelly walked in the room. “You ready to go find him tiger?” She asked.</text:span></text:p>
      <text:p text:style-name="P66"><text:soft-page-break/><text:s text:c="5"/><text:span text:style-name="T505">Russ nodded. “Yes.” Putting an apron on a hook, Russ and Shelly walked out of the shelter arm in arm.</text:span></text:p>
      <text:p text:style-name="P66"><text:s text:c="5"/><text:span text:style-name="T506">Yet again missing persons didn’t have any information on Chief.</text:span></text:p>
      <text:p text:style-name="P66"><text:s text:c="5"/><text:span text:style-name="T506">They walked back out onto the street. Passing a hot dog vendor, Russ stopped and looked at a man purchasing a hot dog.</text:span></text:p>
      <text:p text:style-name="P66"><text:s text:c="5"/>“<text:span text:style-name="T506">Chief?” Russ asked.</text:span></text:p>
      <text:p text:style-name="P66"><text:s text:c="5"/><text:span text:style-name="T506">The man turned. “Russ...how, when did you get here?”</text:span></text:p>
      <text:p text:style-name="P66"><text:s text:c="5"/><text:span text:style-name="T506">Russ smiled. “Chief! It’s so good to see you!”</text:span></text:p>
      <text:p text:style-name="P66"><text:s text:c="5"/><text:span text:style-name="T506">Chief wanted to run, to bolt. Until he saw Shelly.</text:span></text:p>
      <text:p text:style-name="P66"><text:s text:c="5"/>“<text:span text:style-name="T506">Hi Chief.” Shelly said. “I’ve been waiting to meet you for a while now, Russ has said so many nice things about you.” She held onto Russ’s arm.</text:span></text:p>
      <text:p text:style-name="P66"><text:s text:c="5"/><text:span text:style-name="T506">Chief looked at Shelly. “It can’t be.” He said. His voice trailed off.</text:span></text:p>
      <text:p text:style-name="P66"><text:s text:c="5"/><text:span text:style-name="T506">Russ looked at Chief and then back to Shelly. Uncertain of what he meant.</text:span></text:p>
      <text:p text:style-name="P66"><text:s text:c="5"/>“<text:span text:style-name="T506">Chief you look like you’ve seen a ghost.” Russ said.</text:span></text:p>
      <text:p text:style-name="P66"><text:s text:c="5"/><text:span text:style-name="T506">Chief nodded. “Maybe I have.” He said. “Doesn’t she look at all familiar to you?”</text:span></text:p>
      <text:p text:style-name="P66"><text:s text:c="5"/><text:span text:style-name="T506">Russ looked at Shelly “Of course, she’s Shelly. I met here when I arrived in Chicago.”</text:span></text:p>
      <text:p text:style-name="P66"><text:s text:c="5"/><text:span text:style-name="T506">Chief shook his head. “No, doesn’t she remind you of someone else?”</text:span></text:p>
      <text:p text:style-name="P66"><text:s text:c="5"/><text:span text:style-name="T506">Russ looked at Shelly again. Nothing was coming to mind.</text:span></text:p>
      <text:p text:style-name="P66"><text:s text:c="5"/><text:span text:style-name="T506">Chief shook his head again trying to get the thought out of his mind. “Sorry, you remind me of an old friend. I must be going.”</text:span></text:p>
      <text:p text:style-name="P66"><text:s text:c="5"/><text:span text:style-name="T506">Russ held onto Chief’s arm. “Chief, we have to take you back home.” Russ said. “There’s no other option for you right now.”</text:span></text:p>
      <text:p text:style-name="P66"><text:soft-page-break/><text:s text:c="5"/><text:span text:style-name="T506">Shelly nodded. “You have to listen to Russ Chief. He knows what he’s talking about.”</text:span></text:p>
      <text:p text:style-name="P66"><text:s text:c="5"/><text:span text:style-name="T506">Chief laughed. “My dear I doubt you even know what he’s talking about. You don’t have the faintest idea of what he is talking about.” He paused taking a breath. “It goes beyond this timeline and way into the future. I doubt he told you this.”</text:span></text:p>
      <text:p text:style-name="P66"><text:s text:c="5"/><text:span text:style-name="T506">Shelly looked at Russ expectantly. “What’s he talking about Russ?”</text:span></text:p>
      <text:p text:style-name="P66"><text:s text:c="5"/><text:span text:style-name="T506">Russ shook his head. This was not how he wanted to disclose the truth, not in this setting, not now. But he had to.</text:span></text:p>
      <text:p text:style-name="P66"><text:s text:c="5"/>“<text:span text:style-name="T506">Shelly, there’s something I should have told you. But I wasn’t sure you would have believed me.”</text:span></text:p>
      <text:p text:style-name="P66"><text:s text:c="5"/>“<text:span text:style-name="T506">What’s that?” Shelly asked.</text:span></text:p>
      <text:p text:style-name="P66"><text:s text:c="5"/>“<text:span text:style-name="T506">We’re time travelers.” Russ said.</text:span></text:p>
      <text:p text:style-name="P66"><text:s text:c="5"/><text:span text:style-name="T506">Shelly dropped Russ’s arm and took a step back. “Ha ha, that’s funny Russ. Next you’ll tell me you’re from Mars.”</text:span></text:p>
      <text:p text:style-name="P66"><text:s text:c="5"/><text:span text:style-name="T506">Russ shook his head. “No, I never made it to Mars. Other brave souls got to do that. </text:span><text:span text:style-name="T507">I’m from California.” Russ said. “Chief here, he’s from Chicago originally. We have a base in New Mexico.”</text:span></text:p>
      <text:p text:style-name="P66"><text:s text:c="5"/>“<text:span text:style-name="T508">Where you time travel.” Shelly said in disbelief. “I can’t believe you wouldn’t have told me this earlier.”</text:span></text:p>
      <text:p text:style-name="P66"><text:s text:c="5"/>“<text:span text:style-name="T508">So you believe me.”</text:span></text:p>
      <text:p text:style-name="P66"><text:s text:c="5"/><text:span text:style-name="T508">Shelly shook her head. “No I don’t. You wouldn’t mind taking me to the future would you?”</text:span></text:p>
      <text:p text:style-name="P66"><text:s text:c="5"/>“<text:span text:style-name="T508">That’s not my first choice no.” Russ said. “I can’t interfere with the timeline like that. Who knows who you will become, who your descendants would be etc.”</text:span></text:p>
      <text:p text:style-name="P66"><text:s text:c="5"/>“<text:span text:style-name="T508">I see.” Shelly said.</text:span></text:p>
      <text:p text:style-name="P66"><text:s text:c="5"/><text:span text:style-name="T508">Chief ate his hot dog.</text:span></text:p>
      <text:p text:style-name="P66"><text:soft-page-break/><text:s text:c="5"/>“<text:span text:style-name="T508">How much of what you’ve told me were lies so you could cover up the truth about being from a different time line?”</text:span></text:p>
      <text:p text:style-name="P66"><text:s text:c="5"/><text:span text:style-name="T508">Russ hesitated. “I may have made up a lot of things for you to trust and believe me.” He said.</text:span></text:p>
      <text:p text:style-name="P66"><text:s text:c="5"/>“<text:span text:style-name="T508">I see.” Sherry said. “</text:span><text:span text:style-name="T509">I feel betrayed.”</text:span></text:p>
      <text:p text:style-name="P66"><text:s text:c="5"/><text:span text:style-name="T509">Russ tried to apologize, but was unable to.</text:span></text:p>
      <text:p text:style-name="P66"><text:s text:c="5"/><text:span text:style-name="T509">Chief finished his hot dog. “Well you say we best be going.” He said. “Then let’s go.” He started walking away.</text:span></text:p>
      <text:p text:style-name="P66"><text:s text:c="5"/><text:span text:style-name="T510">Russ looked at Chief and then at Shelly. His mission was clear he was to follow Chief.</text:span></text:p>
      <text:p text:style-name="P66"><text:s text:c="5"/>“<text:span text:style-name="T510">I’m sorry.” Russ said to Shelly.</text:span></text:p>
      <text:p text:style-name="P66"><text:s text:c="5"/><text:span text:style-name="T510">Shelly nodded. “Of course you are.” She walked in the opposite direction.</text:span></text:p>
      <text:p text:style-name="P66"><text:s text:c="5"/><text:span text:style-name="T510">Russ chased after Chief. “Chief! Wait up.”</text:span></text:p>
      <text:p text:style-name="P66"><text:s text:c="5"/><text:span text:style-name="T510">Chief looked at Russ and smiled. “Hey kid, about time you followed me. I would have lost you around this corner here.”</text:span></text:p>
      <text:p text:style-name="P66"><text:s text:c="5"/>“<text:span text:style-name="T510">Where are we going?”</text:span></text:p>
      <text:p text:style-name="P66"><text:s text:c="5"/>“<text:span text:style-name="T510">To catch a baseball game.” Chief said. “If they’re playing that is.”</text:span></text:p>
      <text:p text:style-name="P66"><text:s text:c="5"/><text:span text:style-name="T510">Twenty minutes later, Chief and Russ were sitting on the third baseline at Wrigly Field.</text:span></text:p>
      <text:p text:style-name="P66"><text:s text:c="5"/><text:span text:style-name="T511">Russ looked around, took in the scene. Breathed in the freshly cut grass. It wasn’t anything too special to him, but he knew it meant something to Chief.</text:span></text:p>
      <text:p text:style-name="P66"><text:s text:c="5"/><text:span text:style-name="T511">Chief smiled. “This is why I came here.” He said. “Too bad a game wasn’t being played. I love the Cubs.”</text:span></text:p>
      <text:p text:style-name="P66"><text:s text:c="5"/><text:span text:style-name="T511">Russ nodded. He knew how much Chief enjoyed the Cubs.</text:span></text:p>
      <text:p text:style-name="P66"><text:s text:c="5"/>“<text:span text:style-name="T511">Hey! You two! You can’t be here!” A man said. “You gotta leave!”</text:span></text:p>
      <text:p text:style-name="P66"><text:s text:c="5"/><text:span text:style-name="T511">Chief stood up and helped Russ to his feet.</text:span></text:p>
      <text:p text:style-name="P66"><text:soft-page-break/><text:s text:c="5"/>“<text:span text:style-name="T511">Sorry sir.” Chief said. “We just wanted a look around. We’ll be leaving now. Thank you.”</text:span></text:p>
      <text:p text:style-name="P66"><text:s text:c="5"/><text:span text:style-name="T511">Russ acknowledged the man </text:span><text:span text:style-name="T512">as they left the stadium.</text:span></text:p>
      <text:p text:style-name="P66"><text:s text:c="5"/>“<text:span text:style-name="T512">I’m not going back with you Russ. There’s no reason for me to.” Chief said. “I belong here among these people. This is the time I choose to live in.”</text:span></text:p>
      <text:p text:style-name="P66"><text:s text:c="5"/><text:span text:style-name="T512">Russ shook his head. “Chief, you’re not thinking clearly.” He said. “You have to come back with me. We’ll have Doctor Long take a look at you. See what’s wrong.”</text:span></text:p>
      <text:p text:style-name="P66"><text:s text:c="5"/>“<text:span text:style-name="T512">There’s nothing wrong with me!” Chief threw his hands up in the air. “For once in my life I’m free. I don’t have to worry about the stress of time travel and I can do what I want.”</text:span></text:p>
      <text:p text:style-name="P66"><text:s text:c="5"/><text:span text:style-name="T512">Russ shook his head. “</text:span><text:span text:style-name="T513">But it’s not that easy.” He said. “There has to be a way for you to understand this.”</text:span></text:p>
      <text:p text:style-name="P66"><text:s text:c="5"/><text:span text:style-name="T513">The two men walked along the street watching as cars passed them by.</text:span></text:p>
      <text:p text:style-name="P66"><text:s text:c="5"/>“<text:span text:style-name="T513">Don’t you see it Russ? This is the place I want to be. Not in the future with you time traveling.” Chief said.</text:span></text:p>
      <text:p text:style-name="P66"><text:s text:c="5"/><text:span text:style-name="T513">Russ understood what Chief was saying, he wanted out. Chief didn’t want to be doing this anymore. He was done. Normally Russ would accept Chief’s decision to leave the organization. But that wouldn’t be possible today. He couldn’t leave Chief back in the past.</text:span></text:p>
      <text:p text:style-name="P66"><text:s text:c="5"/>“<text:span text:style-name="T513">Do you know why you chose Shelly?” Chief asked.</text:span></text:p>
      <text:p text:style-name="P66"><text:s text:c="5"/><text:span text:style-name="T513">Russ shook his head. “What’s she got to do with anything?”</text:span></text:p>
      <text:p text:style-name="P66"><text:s text:c="5"/><text:span text:style-name="T513">Chief nodded. “She’s related to Doctor Long.” He said. “You really didn’t see the comparison?”</text:span></text:p>
      <text:p text:style-name="P66"><text:s text:c="5"/><text:span text:style-name="T513">Russ shook his head again. “No I guess I didn’t.”</text:span></text:p>
      <text:p text:style-name="P66"><text:soft-page-break/><text:s text:c="5"/><text:span text:style-name="T513">Chief chuckled. “My friend you have got a long way to go. Now, go back to the complex. You don’t need to follow me anymore. You need to make a life for yourself.”</text:span></text:p>
      <text:p text:style-name="P66"><text:s text:c="5"/><text:span text:style-name="T513">Chief held out his hand to Russ. “Goodbye my friend.”</text:span></text:p>
      <text:p text:style-name="P66"><text:s text:c="5"/><text:span text:style-name="T513">Russ shook Chief’s hand. “I wish I could change your mind.” He said.</text:span></text:p>
      <text:p text:style-name="P66"><text:s text:c="5"/><text:span text:style-name="T513">Chief shook his head. “Nope, I’m afraid you can’t.”</text:span></text:p>
      <text:p text:style-name="P66"><text:s text:c="5"/><text:span text:style-name="T513">Chief activated a time vortex and pushed Russ through it.</text:span></text:p>
      <text:p text:style-name="P66"><text:s text:c="5"/><text:span text:style-name="T513">Russ landed at the main complex in the future. He hit the deck hard.</text:span></text:p>
      <text:p text:style-name="P66"><text:s text:c="5"/>“<text:span text:style-name="T513">What the hell?” Alice ran up to Russ. “What happened? You just left.”</text:span></text:p>
      <text:p text:style-name="P66"><text:s text:c="5"/><text:span text:style-name="T513">Russ recounted the events in the past. How he had found Chief finally after nine months and how Chief didn’t want to come back to the future with him.</text:span></text:p>
      <text:p text:style-name="P66"><text:s text:c="5"/><text:span text:style-name="T513">Alice didn’t understand. Doctor Long tried to comfort the gal, but it didn’t help.</text:span></text:p>
      <text:p text:style-name="P66"><text:s text:c="5"/>“<text:span text:style-name="T514">What do you mean he didn’t want to come back?!” Alice screamed. “He’s my husband! He’s left me in this hell!”</text:span></text:p>
      <text:p text:style-name="P66"><text:s text:c="5"/><text:span text:style-name="T514">Russ nodded. “I tried to convince him to come back with me, but I couldn’t. He pushed me into a vortex before I could continue.”</text:span></text:p>
      <text:p text:style-name="P66"><text:s text:c="5"/>“<text:span text:style-name="T514">Does he still have a time watch?” Alice asked.</text:span></text:p>
      <text:p text:style-name="P66"><text:s text:c="5"/><text:span text:style-name="T514">Russ nodded. “Yes.”</text:span></text:p>
      <text:p text:style-name="P66"><text:s text:c="5"/>“<text:span text:style-name="T515">So he could come back someday if he wanted to.” Alice said.</text:span></text:p>
      <text:p text:style-name="P66"><text:s text:c="5"/><text:span text:style-name="T515">Russ acknowledged her question. “Yes. </text:span><text:span text:style-name="T516">But I wouldn’t hold your breath.” He said.</text:span></text:p>
      <text:p text:style-name="P66"><text:s text:c="5"/><text:span text:style-name="T516">Alice broke down in tears. Unable to comprehend why Chief would want to leave her and go into the past for good.</text:span></text:p>
      <text:p text:style-name="P66"><text:soft-page-break/><text:s text:c="5"/><text:span text:style-name="T516">She sat on the floor of the complex and wept.</text:span></text:p>
      <text:p text:style-name="P66"><text:s text:c="5"/><text:span text:style-name="T516">Russ stood there staring at Alice for the longest time. She reminded him of Shelly for some reason. Maybe it wasn’t Doctor Long Chief had been thinking about but Alice who Shelly reminded him of.</text:span></text:p>
      <text:p text:style-name="P66"><text:s text:c="5"/><text:span text:style-name="T517">Looking around, Russ watched as people had stopped their work and were focusing their attention on him. He was now their leader. Their go to man. The one in charge. Russ wasn’t sure he was ready for the responsibility. But he would try his best.</text:span></text:p>
      <text:p text:style-name="P66"><text:s text:c="5"/>“<text:span text:style-name="T517">Victoria.” Russ said. “Detect temporal incursions.</text:span></text:p>
      <text:p text:style-name="P66"><text:s text:c="5"/>“<text:span text:style-name="T517">Working.” Victoria responded.</text:span></text:p>
      <text:p text:style-name="P66"><text:s text:c="5"/><text:span text:style-name="T517">Russ shook his head. The best way to lead was going on missions not being behind some kind of desk.</text:span></text:p>
      <text:p text:style-name="P66"><text:s text:c="5"/><text:span text:style-name="T517">Russ turned his attention to the group in the room. </text:span>“<text:span text:style-name="T517">Alright people, listen up!” He said. “We have a duty to perform. That of keeping the timeline free of pollutants. We all took an oath when we signed up here and I expect us to keep that oath. We will go forward boldly into the future or the past to repair ripples in space and time.”</text:span></text:p>
      <text:p text:style-name="P66"><text:s text:c="5"/><text:span text:style-name="T517">Victoria came back with a response. “Warning, time ripple detected. Year 2145.”</text:span></text:p>
      <text:p text:style-name="P66"><text:s text:c="5"/>“<text:span text:style-name="T517">The time is now to act.” Russ said as he activated a vortex and disappeared into it.</text:span></text:p>
      <text:p text:style-name="P66"><text:s text:c="5"/><text:span text:style-name="T517">This time, he would be ready for whatever he was to face. Time was not his enemy. Space was not his enemy. He had to conquer both in order to overcome whatever it was that was out the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7T14:32:27.642000000</dc:date>
    <meta:editing-cycles>552</meta:editing-cycles>
    <meta:generator>LibreOffice/7.4.1.2$Windows_X86_64 LibreOffice_project/3c58a8f3a960df8bc8fd77b461821e42c061c5f0</meta:generator>
    <meta:editing-duration>PT17H6M4S</meta:editing-duration>
    <meta:document-statistic meta:table-count="0" meta:image-count="0" meta:object-count="0" meta:page-count="87" meta:paragraph-count="1132" meta:word-count="22107" meta:character-count="124546" meta:non-whitespace-character-count="98127"/>
  </office:meta>
</office:document-meta>
</file>